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OSORIO ICHUHUAYTA, ROSAR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OSORIO ICHUHUAYTA, ROSA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OSORIO POLO, UBALD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2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7699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02:4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